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∑s≤”©˙≈È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1" style:language-complex="ar" style:country-complex="S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itle:</text:span> An Overview of Nonparametric Statistics</text:p>
      <text:p text:style-name="P1"/>
      <text:p text:style-name="P2">Abstract:</text:p>
      <text:p text:style-name="P3">This presentation involves univariate descriptive statistics and analysis of one-sample (e.g., paired pre and post measurements), two-sample data, and x-y pairs in the absence of complexities such as covariate adjustment or longitudinal data analysis. <text:s/>Many researchers who analyze data in these settings are led to believe that the use of nonparametric statistical tests involves losing statistical power. <text:s/>In fact, for the average dataset, nonparametric tests are more powerful than parametric ones. <text:s/>For example, the one- and two-sample Wilcoxon tests and Spearman's rank correlation are 95% as efficient as their parametric counterparts (one- and two-sample <text:span text:style-name="T3">t</text:span>-tests and Pearson linear correlation test) when the data are normally distributed. <text:s/>When the data are non-normally distributed, these nonparametric tests can be more than 100% efficient compared to parametric tests, and the <text:span text:style-name="T3">t</text:span>-test can have efficiency dropping to zero. <text:s/>This lecture covers distribution-free descriptive statistics (such as those used in box plots) and simple nonparametric tests, explaining what the different tests are testing and when to use them.</text:p>
      <text:p text:style-name="Standard"/>
      <text:p text:style-name="P2">Topics:</text:p>
      <text:p text:style-name="Standard">1. Distribution-free descriptive statistics and associated graphics</text:p>
      <text:p text:style-name="Standard">2. Nonparametric one-sample problem</text:p>
      <text:p text:style-name="Standard">3. Nonparametric two-sample problem</text:p>
      <text:p text:style-name="Standard">4. Nonparametric correlation</text:p>
      <text:p text:style-name="Standard"/>
      <text:p text:style-name="P2">Goals:</text:p>
      <text:p text:style-name="Standard">1. Understand the reasons for doing nonparametric vs. parametric statistical analysis.</text:p>
      <text:p text:style-name="Standard">2. Understand how nonparametric methods increase statistical power.</text:p>
      <text:p text:style-name="Standard">3. Learn to make fewer assumptions when analyzing data.</text:p>
      <text:p text:style-name="Standard"/>
      <text:p text:style-name="P2">Intended Audience: <text:span text:style-name="T2">Individuals who analyze data</text:span></text:p>
      <text:p text:style-name="Standard"/>
      <text:p text:style-name="P2">Speaker Description:<text:span text:style-name="T2">Frank Harrell has a PhD in biostatistics and is Chair of the Department of Biostatistics in the School of Medicine. <text:s/>He directs the Vanderbilt Kennedy Center Statistics and Methodology Core.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∑s≤”©˙≈È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n" fo:country="US" style:font-name-asian="SimSun" style:font-size-asian="12pt" style:font-name-complex="Times New Roman1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le:</dc:title>
    <meta:initial-creator>urbanojc</meta:initial-creator>
    <meta:creation-date>2009-01-06T15:10:00</meta:creation-date>
    <dc:creator>Julie Lounds Taylor</dc:creator>
    <dc:date>2009-01-06T15:10:00</dc:date>
    <meta:print-date>2006-12-11T11:14:00</meta:print-date>
    <meta:editing-cycles>2</meta:editing-cycles>
    <meta:editing-duration>PT00H01M00S</meta:editing-duration>
    <meta:generator>OpenOffice.org/3.0$Unix OpenOffice.org_project/300m15$Build-9379</meta:generator>
    <meta:document-statistic meta:table-count="0" meta:image-count="0" meta:object-count="0" meta:page-count="1" meta:paragraph-count="14" meta:word-count="255" meta:character-count="1828"/>
    <meta:user-defined meta:name="Info 1"/>
    <meta:user-defined meta:name="Info 2"/>
    <meta:user-defined meta:name="Info 3"/>
    <meta:user-defined meta:name="Info 4"/>
  </office:meta>
</office:document-meta>
</file>